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6000 bytes/minute 10% PER MPP @ SNR3k 12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data bits (payload bits/packet)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6254.54545454546" calcext:value-type="float">
            <text:p>6,254.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5]+SUM([.C36:.C38])+10*LOG10([.C32]/[.C33])" office:value-type="float" office:value="9.60273974566038" calcext:value-type="float">
            <text:p>9.60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2.71mm" draw:caption-point-x="-6.1mm" draw:caption-point-y="15.1mm">
              <dc:creator>D</dc:creator>
              <dc:date>2020-06-10T00:00:00</dc:date>
              <text:p text:style-name="P1"><text:span text:style-name="T1">This 2.5dB </text:span><text:span text:style-name="T1">difference </text:span></text:p>
              <text:p text:style-name="P1"><text:span text:style-name="T1">requires </text:span><text:span text:style-name="T1">investigating. <text:s/></text:span><text:span text:style-name="T1">Suspect it’s </text:span><text:span text:style-name="T1">because packet </text:span><text:span text:style-name="T1">is shorter than 2x </text:span><text:span text:style-name="T1">Doppler (fade </text:span><text:span text:style-name="T1">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data bits (payload bits/packet)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0.592439789020562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5]+SUM([.C36:.C38])+10*LOG10([.C32]/[.C33])" office:value-type="float" office:value="6.59243978902056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2.71mm" draw:caption-point-x="-6.1mm" draw:caption-point-y="15.1mm">
              <dc:creator>D</dc:creator>
              <dc:date>2020-06-10T00:00:00</dc:date>
              <text:p text:style-name="P1"><text:span text:style-name="T1">Note bang on with theory, packet duration (4s) 4x fade duration (1Hz or 1s)</text:span>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data bits (payload bits/packet)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768" calcext:value-type="float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792" calcext:value-type="float">
            <text:p>7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11" calcext:value-type="float">
            <text:p>1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1.21" calcext:value-type="float">
            <text:p>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826446280991735" calcext:value-type="float">
            <text:p>0.8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211.570247933884" calcext:value-type="float">
            <text:p>211.5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1586.77685950413" calcext:value-type="float">
            <text:p>1,586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269.42148760331" calcext:value-type="float">
            <text:p>1,269.4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7])+10*LOG10([.C32]/[.C33])" office:value-type="float" office:value="-4.90756021097943" calcext:value-type="float">
            <text:p>-4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07:17:12.955153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0-12-08T14:20:27.527793235</dc:date>
    <meta:editing-duration>P1DT21H23M59S</meta:editing-duration>
    <meta:editing-cycles>55</meta:editing-cycles>
    <meta:generator>LibreOffice/6.0.7.3$Linux_X86_64 LibreOffice_project/00m0$Build-3</meta:generator>
    <meta:document-statistic meta:table-count="6" meta:cell-count="508" meta:object-count="0"/>
  </office:meta>
</office:document-meta>
</file>